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6.995cm" table:align="left" style:may-break-between-rows="true" table:border-model="collapsing"/>
    </style:style>
    <style:style style:name="Этапы.A" style:family="table-column">
      <style:table-column-properties style:column-width="0.691cm"/>
    </style:style>
    <style:style style:name="Этапы.B" style:family="table-column">
      <style:table-column-properties style:column-width="9.506cm"/>
    </style:style>
    <style:style style:name="Этапы.C" style:family="table-column">
      <style:table-column-properties style:column-width="3.5cm"/>
    </style:style>
    <style:style style:name="Этапы.D" style:family="table-column">
      <style:table-column-properties style:column-width="3.298cm"/>
    </style:style>
    <style:style style:name="Этапы.1" style:family="table-row">
      <style:table-row-properties fo:keep-together="auto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Этапы.9" style:family="table-row">
      <style:table-row-properties style:min-row-height="0.587cm" fo:keep-together="auto"/>
    </style:style>
    <style:style style:name="Этапы.10" style:family="table-row">
      <style:table-row-properties style:min-row-height="0.603cm" fo:keep-together="auto"/>
    </style:style>
    <style:style style:name="Этапы.14" style:family="table-row">
      <style:table-row-properties style:min-row-height="0.603cm"/>
    </style:style>
    <style:style style:name="Этапы.A14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1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14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4c1" officeooo:paragraph-rsid="000674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f2" officeooo:paragraph-rsid="00353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60b" officeooo:paragraph-rsid="00432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fa6" officeooo:paragraph-rsid="0033b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81b4" officeooo:paragraph-rsid="0045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249" officeooo:paragraph-rsid="00354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e47" officeooo:paragraph-rsid="004a7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1e" officeooo:paragraph-rsid="002c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7dd0" officeooo:paragraph-rsid="004c7d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8f6" officeooo:paragraph-rsid="002d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30c" officeooo:paragraph-rsid="00371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bc73" officeooo:paragraph-rsid="004db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7f2" officeooo:paragraph-rsid="00234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778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0d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f1bd" officeooo:paragraph-rsid="004df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2fe" officeooo:paragraph-rsid="00270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13f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c" officeooo:paragraph-rsid="0028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2ff" officeooo:paragraph-rsid="003a3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0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24d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d56" officeooo:paragraph-rsid="003ffd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389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4092ad" officeooo:paragraph-rsid="00045115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  <style:style style:name="T3" style:family="text">
      <style:text-properties officeooo:rsid="001b323d"/>
    </style:style>
    <style:style style:name="T4" style:family="text">
      <style:text-properties officeooo:rsid="004591fc"/>
    </style:style>
    <style:style style:name="T5" style:family="text">
      <style:text-properties officeooo:rsid="0019a135"/>
    </style:style>
    <style:style style:name="T6" style:family="text">
      <style:text-properties officeooo:rsid="0021ef38"/>
    </style:style>
    <style:style style:name="T7" style:family="text">
      <style:text-properties officeooo:rsid="002a8693"/>
    </style:style>
    <style:style style:name="T8" style:family="text">
      <style:text-properties officeooo:rsid="002ec20e"/>
    </style:style>
    <style:style style:name="T9" style:family="text">
      <style:text-properties officeooo:rsid="0034813f"/>
    </style:style>
    <style:style style:name="T10" style:family="text">
      <style:text-properties officeooo:rsid="003bd74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/>
        <table:table-column table:style-name="Этапы.B"/>
        <table:table-column table:style-name="Этапы.C"/>
        <table:table-column table:style-name="Этапы.D"/>
        <table:table-row table:style-name="Этапы.1">
          <table:table-cell table:style-name="Этапы.A1" office:value-type="string">
            <text:p text:style-name="P5">№</text:p>
          </table:table-cell>
          <table:table-cell table:style-name="Этапы.A1" office:value-type="string">
            <text:p text:style-name="P6">Этап <text:span text:style-name="T2">(задача)</text:span></text:p>
          </table:table-cell>
          <table:table-cell table:style-name="Этапы.A1" office:value-type="string">
            <text:p text:style-name="P6">План. время <text:span text:style-name="T2">(мин.)</text:span></text:p>
          </table:table-cell>
          <table:table-cell table:style-name="Этапы.D1" office:value-type="string">
            <text:p text:style-name="P6">Затрач. время <text:span text:style-name="T2">(мин.)</text:span></text:p>
          </table:table-cell>
        </table:table-row>
        <table:table-row table:style-name="Этапы.1">
          <table:table-cell table:style-name="Этапы.A2" office:value-type="string">
            <text:p text:style-name="P5">1</text:p>
          </table:table-cell>
          <table:table-cell table:style-name="Этапы.A2" office:value-type="string">
            <text:p text:style-name="P6">Написание плана</text:p>
          </table:table-cell>
          <table:table-cell table:style-name="Этапы.A2" office:value-type="string">
            <text:p text:style-name="P7">30</text:p>
          </table:table-cell>
          <table:table-cell table:style-name="Этапы.D2" office:value-type="string">
            <text:p text:style-name="P8">28</text:p>
          </table:table-cell>
        </table:table-row>
        <table:table-row table:style-name="Этапы.1">
          <table:table-cell table:style-name="Этапы.A2" office:value-type="string">
            <text:p text:style-name="P5">2</text:p>
          </table:table-cell>
          <table:table-cell table:style-name="Этапы.A2" office:value-type="string">
            <text:p text:style-name="P6">Определение внешнего вида <text:span text:style-name="T3">приложения</text:span></text:p>
          </table:table-cell>
          <table:table-cell table:style-name="Этапы.A2" office:value-type="string">
            <text:p text:style-name="P9">20</text:p>
          </table:table-cell>
          <table:table-cell table:style-name="Этапы.D2" office:value-type="string">
            <text:p text:style-name="P10">2<text:span text:style-name="T4">1</text:span></text:p>
          </table:table-cell>
        </table:table-row>
        <table:table-row table:style-name="Этапы.1">
          <table:table-cell table:style-name="Этапы.A2" office:value-type="string">
            <text:p text:style-name="P5">3</text:p>
          </table:table-cell>
          <table:table-cell table:style-name="Этапы.A2" office:value-type="string">
            <text:p text:style-name="P6">Определение <text:span text:style-name="T5">необходимых </text:span>структур данных</text:p>
          </table:table-cell>
          <table:table-cell table:style-name="Этапы.A2" office:value-type="string">
            <text:p text:style-name="P11">20</text:p>
          </table:table-cell>
          <table:table-cell table:style-name="Этапы.D2" office:value-type="string">
            <text:p text:style-name="P12">3</text:p>
          </table:table-cell>
        </table:table-row>
        <table:table-row table:style-name="Этапы.1">
          <table:table-cell table:style-name="Этапы.A2" office:value-type="string">
            <text:p text:style-name="P5">4</text:p>
          </table:table-cell>
          <table:table-cell table:style-name="Этапы.A2" office:value-type="string">
            <text:p text:style-name="P6">Верстка <text:span text:style-name="T6">внешнего вида </text:span><text:span text:style-name="T7">колонок с кнопкой добавления задачи</text:span></text:p>
          </table:table-cell>
          <table:table-cell table:style-name="Этапы.A2" office:value-type="string">
            <text:p text:style-name="P13">60</text:p>
          </table:table-cell>
          <table:table-cell table:style-name="Этапы.D2" office:value-type="string">
            <text:p text:style-name="P14">47</text:p>
          </table:table-cell>
        </table:table-row>
        <table:table-row table:style-name="Этапы.1">
          <table:table-cell table:style-name="Этапы.A2" office:value-type="string">
            <text:p text:style-name="P5">5</text:p>
          </table:table-cell>
          <table:table-cell table:style-name="Этапы.A2" office:value-type="string">
            <text:p text:style-name="P15">Верстка внешнего вида задачи внутри колонки <text:span text:style-name="T8">с кнопкой удаления и изменения</text:span></text:p>
          </table:table-cell>
          <table:table-cell table:style-name="Этапы.A2" office:value-type="string">
            <text:p text:style-name="P16">60</text:p>
          </table:table-cell>
          <table:table-cell table:style-name="Этапы.D2" office:value-type="string">
            <text:p text:style-name="P17">6</text:p>
          </table:table-cell>
        </table:table-row>
        <table:table-row table:style-name="Этапы.1">
          <table:table-cell table:style-name="Этапы.A2" office:value-type="string">
            <text:p text:style-name="P18">6</text:p>
          </table:table-cell>
          <table:table-cell table:style-name="Этапы.A2" office:value-type="string">
            <text:p text:style-name="P19">Верстка страницы (или всплывающего окна) для добавления (изменения) задачи</text:p>
          </table:table-cell>
          <table:table-cell table:style-name="Этапы.A2" office:value-type="string">
            <text:p text:style-name="P20"><text:span text:style-name="T9">6</text:span>0</text:p>
          </table:table-cell>
          <table:table-cell table:style-name="Этапы.D2" office:value-type="string">
            <text:p text:style-name="P21">9</text:p>
          </table:table-cell>
        </table:table-row>
        <table:table-row table:style-name="Этапы.1">
          <table:table-cell table:style-name="Этапы.A2" office:value-type="string">
            <text:p text:style-name="P22">7</text:p>
          </table:table-cell>
          <table:table-cell table:style-name="Этапы.A2" office:value-type="string">
            <text:p text:style-name="P23">Написание логики добавления, изменения и удаления на JS</text:p>
          </table:table-cell>
          <table:table-cell table:style-name="Этапы.A2" office:value-type="string">
            <text:p text:style-name="P24">3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9">
          <table:table-cell table:style-name="Этапы.A2" office:value-type="string">
            <text:p text:style-name="P25">8</text:p>
          </table:table-cell>
          <table:table-cell table:style-name="Этапы.A2" office:value-type="string">
            <text:p text:style-name="P24">Написание логики сохранения при выходе со страницы</text:p>
          </table:table-cell>
          <table:table-cell table:style-name="Этапы.A2" office:value-type="string">
            <text:p text:style-name="P26">1<text:span text:style-name="T10">0</text:span>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5">9</text:p>
          </table:table-cell>
          <table:table-cell table:style-name="Этапы.A2" office:value-type="string">
            <text:p text:style-name="P27">Drag-and-drop задач</text:p>
          </table:table-cell>
          <table:table-cell table:style-name="Этапы.A2" office:value-type="string">
            <text:p text:style-name="P28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28">10</text:p>
          </table:table-cell>
          <table:table-cell table:style-name="Этапы.A2" office:value-type="string">
            <text:p text:style-name="P27">Написание CSS</text:p>
          </table:table-cell>
          <table:table-cell table:style-name="Этапы.A2" office:value-type="string">
            <text:p text:style-name="P29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30">11</text:p>
          </table:table-cell>
          <table:table-cell table:style-name="Этапы.A2" office:value-type="string">
            <text:p text:style-name="P30">Тестирование</text:p>
          </table:table-cell>
          <table:table-cell table:style-name="Этапы.A2" office:value-type="string">
            <text:p text:style-name="P30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31">12</text:p>
          </table:table-cell>
          <table:table-cell table:style-name="Этапы.A2" office:value-type="string">
            <text:p text:style-name="P31">Исправления найденных багов</text:p>
          </table:table-cell>
          <table:table-cell table:style-name="Этапы.A2" office:value-type="string">
            <text:p text:style-name="P31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4">
          <table:table-cell table:style-name="Этапы.A14" office:value-type="string">
            <text:p text:style-name="P31"/>
          </table:table-cell>
          <table:table-cell table:style-name="Этапы.A2" office:value-type="string">
            <text:p text:style-name="P31">Итого:</text:p>
          </table:table-cell>
          <table:table-cell table:style-name="Этапы.C14" table:formula="ooow:SUM(&lt;C2:C13&gt;)" office:value-type="float" office:value="530">
            <text:p text:style-name="P32">530</text:p>
          </table:table-cell>
          <table:table-cell table:style-name="Этапы.D14" table:formula="ooow:SUM(&lt;D2:D13&gt;)" office:value-type="float" office:value="114">
            <text:p text:style-name="P33">114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18:22:34.569827337</dc:date>
    <meta:editing-duration>PT2H14M22S</meta:editing-duration>
    <meta:editing-cycles>66</meta:editing-cycles>
    <meta:document-statistic meta:table-count="1" meta:image-count="0" meta:object-count="0" meta:page-count="1" meta:paragraph-count="52" meta:word-count="135" meta:character-count="809" meta:non-whitespace-character-count="726"/>
  </office:meta>
</office:document-meta>
</file>